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fo:font-family="'Liberation Mono'" style:font-family-asian="'Liberation Mono'" style:font-family-complex="'Liberation Mono'" fo:background-color="transparent" fo:color="#ff0000" fo:text-shadow="2pt 2pt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00pt" fo:font-weight="bold" fo:font-family="'Liberation Mono'" style:font-family-asian="'Liberation Mono'" style:font-family-complex="'Liberation Mono'" fo:background-color="transparent" style:use-window-font-color="true" fo:font-style="italic"/>
    </style:style>
    <style:style style:name="T4" style:family="text">
      <style:text-properties fo:font-size="10.00pt" fo:font-weight="bold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 fo:font-style="italic"/>
    </style:style>
    <style:style style:name="T5" style:family="text">
      <style:text-properties fo:font-size="10.00pt" fo:font-weight="bold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 fo:font-style="italic"/>
    </style:style>
    <style:style style:name="T6" style:family="text">
      <style:text-properties fo:font-size="10.00pt" fo:font-weight="bold" fo:font-family="'Liberation Mono'" style:font-family-asian="'Liberation Mono'" style:font-family-complex="'Liberation Mono'" fo:background-color="transparent" style:use-window-font-color="true" fo:font-style="italic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9" style:family="text">
      <style:text-properties fo:font-size="10.00pt" fo:font-weight="bold" fo:font-family="'Liberation Mono'" style:font-family-asian="'Liberation Mono'" style:font-family-complex="'Liberation Mono'" fo:background-color="transparent" style:use-window-font-color="true" fo:font-style="italic"/>
    </style:style>
    <style:style style:name="T10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3" style:family="text">
      <style:text-properties fo:font-size="10.00pt" fo:font-weight="bold" fo:font-family="'Liberation Mono'" style:font-family-asian="'Liberation Mono'" style:font-family-complex="'Liberation Mono'" fo:background-color="transparent" style:use-window-font-color="true" fo:font-style="italic"/>
    </style:style>
    <style:style style:name="T14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7" style:family="text">
      <style:text-properties fo:font-size="10.00pt" fo:font-weight="bold" fo:font-family="'Liberation Mono'" style:font-family-asian="'Liberation Mono'" style:font-family-complex="'Liberation Mono'" fo:background-color="transparent" style:use-window-font-color="true" fo:font-style="italic"/>
    </style:style>
    <style:style style:name="T18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9" style:family="text">
      <style:text-properties fo:font-size="10.00pt" fo:font-weight="bold" fo:font-family="'Liberation Mono'" style:font-family-asian="'Liberation Mono'" style:font-family-complex="'Liberation Mono'" fo:background-color="transparent" style:use-window-font-color="true" fo:font-style="italic"/>
    </style:style>
    <style:style style:name="T20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5" style:family="text">
      <style:text-properties fo:font-size="10.00pt" fo:font-weight="bold" fo:font-family="'Liberation Mono'" style:font-family-asian="'Liberation Mono'" style:font-family-complex="'Liberation Mono'" fo:background-color="transparent" style:use-window-font-color="true" fo:font-style="italic"/>
    </style:style>
    <style:style style:name="T26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39" style:family="text">
      <style:text-properties fo:font-size="10.00pt" fo:font-weight="bold" fo:font-family="'Liberation Mono'" style:font-family-asian="'Liberation Mono'" style:font-family-complex="'Liberation Mono'" fo:background-color="transparent" style:use-window-font-color="true" fo:font-style="italic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42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/>
    </style:style>
    <style:style style:name="T4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46" style:family="text">
      <style:text-properties fo:font-size="10.00pt" fo:font-weight="bold" fo:font-family="'Liberation Mono'" style:font-family-asian="'Liberation Mono'" style:font-family-complex="'Liberation Mono'" fo:background-color="transparent" style:use-window-font-color="true" fo:font-style="italic"/>
    </style:style>
    <style:style style:name="T4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52" style:family="text">
      <style:text-properties fo:font-size="10.00pt" fo:font-weight="bold" fo:font-family="'Liberation Mono'" style:font-family-asian="'Liberation Mono'" style:font-family-complex="'Liberation Mono'" fo:background-color="transparent" style:use-window-font-color="true" fo:font-style="italic"/>
    </style:style>
    <style:style style:name="T5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56" style:family="text">
      <style:text-properties fo:font-size="10.00pt" fo:font-weight="bold" fo:font-family="'Liberation Mono'" style:font-family-asian="'Liberation Mono'" style:font-family-complex="'Liberation Mono'" fo:background-color="transparent" style:use-window-font-color="true" fo:font-style="italic"/>
    </style:style>
    <style:style style:name="T5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60" style:family="text">
      <style:text-properties fo:font-size="10.00pt" fo:font-weight="bold" fo:font-family="'Liberation Mono'" style:font-family-asian="'Liberation Mono'" style:font-family-complex="'Liberation Mono'" fo:background-color="transparent" style:use-window-font-color="true" fo:font-style="italic"/>
    </style:style>
    <style:style style:name="T6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64" style:family="text">
      <style:text-properties fo:font-size="10.00pt" fo:font-weight="bold" fo:font-family="'Liberation Mono'" style:font-family-asian="'Liberation Mono'" style:font-family-complex="'Liberation Mono'" fo:background-color="transparent" style:use-window-font-color="true" fo:font-style="italic"/>
    </style:style>
    <style:style style:name="T6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66" style:family="text">
      <style:text-properties fo:font-size="10.00pt" fo:font-weight="bold" fo:font-family="'Liberation Mono'" style:font-family-asian="'Liberation Mono'" style:font-family-complex="'Liberation Mono'" fo:background-color="transparent" style:use-window-font-color="true" fo:font-style="italic"/>
    </style:style>
    <style:style style:name="T6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70" style:family="text">
      <style:text-properties fo:font-size="10.00pt" fo:font-weight="bold" fo:font-family="'Liberation Mono'" style:font-family-asian="'Liberation Mono'" style:font-family-complex="'Liberation Mono'" fo:background-color="transparent" style:use-window-font-color="true" fo:font-style="italic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P1" style:family="paragraph">
      <style:paragraph-properties fo:line-height="100.00%" fo:text-align="center" fo:margin-right="-11.35p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Linked List</text:span></text:p>
      <text:p text:style-name="P2"><text:span text:style-name="T2"/></text:p>
      <text:p text:style-name="P3"><text:span text:style-name="T2"/></text:p>
      <text:p text:style-name="P3"><text:span text:style-name="T3"><text:tab/><text:tab/><text:tab/><text:tab/><text:tab/><text:tab/><text:tab/><text:tab/><text:s text:c="4"/>Created by Gianluca DeLucia</text:span></text:p>
      <text:p text:style-name="P3"><text:span text:style-name="T3"><text:tab/><text:tab/><text:tab/><text:tab/><text:tab/><text:tab/><text:tab/><text:tab/><text:tab/><text:tab/><text:tab/><text:s text:c="3"/>N86001826)<text:s text:c="13"/><text:tab/><text:tab/><text:tab/><text:tab/><text:tab/><text:tab/><text:tab/><text:tab/></text:span><text:a xlink:href="mailto:gian.delucia@studenti.unina.it"><text:span text:style-name="T5">gian.delucia@studenti.unina.it</text:span></text:a><text:span text:style-name="T6"><text:s/></text:span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8"><text:tab/></text:span><text:span text:style-name="T9">SCOPO: </text:span></text:p>
      <text:p text:style-name="P3"><text:span text:style-name="T10"><text:tab/><text:tab/>Utilizzare le linked list.</text:span></text:p>
      <text:p text:style-name="P3"><text:span text:style-name="T11"/></text:p>
      <text:p text:style-name="P3"><text:span text:style-name="T11"/></text:p>
      <text:p text:style-name="P3"><text:span text:style-name="T12"><text:tab/></text:span><text:span text:style-name="T13">SPECIFICHE:</text:span><text:span text:style-name="T14"><text:s/></text:span></text:p>
      <text:p text:style-name="P3"><text:span text:style-name="T14"><text:tab/><text:tab/></text:span></text:p>
      <text:p text:style-name="P3"><text:span text:style-name="T14"><text:tab/><text:tab/>void list ();</text:span></text:p>
      <text:p text:style-name="P3"><text:span text:style-name="T14"><text:tab/><text:tab/>pNodo crea_nodo(int elem);</text:span></text:p>
      <text:p text:style-name="P3"><text:span text:style-name="T14"><text:tab/><text:tab/>pNodo inserimento_lista_ordinata_ricorsivo(int elem, pNodo head);</text:span></text:p>
      <text:p text:style-name="P3"><text:span text:style-name="T14"><text:tab/><text:tab/>pNodo inserimento_lista_ordinata_iterativo (int elem, pNodo pn);</text:span></text:p>
      <text:p text:style-name="P3"><text:span text:style-name="T14"><text:tab/><text:tab/>pNodo cancella_nodo(int elem, pNodo handler);</text:span></text:p>
      <text:p text:style-name="P3"><text:span text:style-name="T14"><text:tab/><text:tab/>void stampa(pNodo handler);</text:span></text:p>
      <text:p text:style-name="P3"><text:span text:style-name="T14"><text:tab/><text:tab/></text:span></text:p>
      <text:p text:style-name="P3"><text:span text:style-name="T15"/></text:p>
      <text:p text:style-name="P3"><text:span text:style-name="T16"><text:tab/></text:span><text:span text:style-name="T17">DESCRIZIONE:</text:span><text:span text:style-name="T18"><text:s/></text:span></text:p>
      <text:p text:style-name="P3"><text:span text:style-name="T18"><text:tab/><text:tab/></text:span><text:span text:style-name="T19">a) Background del problema:</text:span><text:span text:style-name="T20"><text:s/></text:span></text:p>
      <text:p text:style-name="P3"><text:span text:style-name="T20"><text:s/></text:span></text:p>
      <text:p text:style-name="P3"><text:span text:style-name="T20"><text:tab/><text:tab/><text:tab/><text:tab/>inserire un elemento nella lista:</text:span></text:p>
      <text:p text:style-name="P3"><text:span text:style-name="T21"/></text:p>
      <text:p text:style-name="P3"><text:span text:style-name="T22"><text:tab/><text:tab/><text:tab/><text:tab/><text:tab/> 1) Metodo Ricorsivo</text:span></text:p>
      <text:p text:style-name="P3"><text:span text:style-name="T22"><text:tab/><text:tab/><text:tab/><text:s text:c="3"/><text:tab/><text:tab/> 2) Metodo Iterativo </text:span></text:p>
      <text:p text:style-name="P3"><text:span text:style-name="T23"/></text:p>
      <text:p text:style-name="P3"><text:span text:style-name="T24"><text:tab/><text:tab/></text:span><text:span text:style-name="T25">b) Algoritmo:</text:span><text:span text:style-name="T26"><text:s/></text:span></text:p>
      <text:p text:style-name="P3"><text:span text:style-name="T27"/></text:p>
      <text:p text:style-name="P3"><text:span text:style-name="T28"><text:tab/><text:tab/><text:tab/>function inser_lista_ricorsivo (in: elem, pn)</text:span></text:p>
      <text:p text:style-name="P3"><text:span text:style-name="T28"><text:tab/><text:tab/><text:tab/><text:tab/>var pn, nuovo_nodo : nodo</text:span></text:p>
      <text:p text:style-name="P3"><text:span text:style-name="T28"><text:tab/><text:tab/><text:tab/><text:tab/>var elem : integer</text:span></text:p>
      <text:p text:style-name="P3"><text:span text:style-name="T28"><text:tab/><text:tab/><text:tab/><text:tab/>begin</text:span></text:p>
      <text:p text:style-name="P3"><text:span text:style-name="T28"><text:tab/><text:tab/><text:tab/><text:tab/>if (pn == NULL OR pn-&gt;info &gt;= elem)then</text:span></text:p>
      <text:p text:style-name="P3"><text:span text:style-name="T28"><text:s text:c="2"/><text:tab/><text:tab/><text:tab/><text:tab/><text:tab/><text:tab/>nuovo_nodo := crea_nodo(elem);</text:span></text:p>
      <text:p text:style-name="P3"><text:span text:style-name="T28"><text:s text:c="2"/><text:tab/><text:tab/><text:tab/><text:tab/><text:tab/><text:tab/>nuovo_nodo-&gt;link := pn;</text:span></text:p>
      <text:p text:style-name="P3"><text:span text:style-name="T28"><text:s text:c="2"/><text:tab/><text:tab/><text:tab/><text:tab/>endif</text:span></text:p>
      <text:p text:style-name="P3"><text:span text:style-name="T28"><text:s text:c="2"/><text:tab/><text:tab/><text:tab/><text:tab/>else if ( pn-&gt;info&lt;= elem)then</text:span></text:p>
      <text:p text:style-name="P3"><text:span text:style-name="T28"><text:s text:c="2"/><text:tab/><text:tab/><text:tab/><text:tab/><text:tab/><text:tab/>nuovo_nodo := crea_nodo(elem);</text:span></text:p>
      <text:p text:style-name="P3"><text:span text:style-name="T28"><text:s text:c="2"/><text:tab/><text:tab/><text:tab/><text:tab/><text:tab/><text:tab/>pn-&gt;link := nuovo_nodo;</text:span></text:p>
      <text:p text:style-name="P3"><text:span text:style-name="T28"><text:s text:c="2"/><text:tab/><text:tab/><text:tab/><text:tab/>endif</text:span></text:p>
      <text:p text:style-name="P3"><text:span text:style-name="T28"><text:s text:c="2"/><text:tab/><text:tab/><text:tab/><text:tab/>else inser_lista_ordinata_ricorsivo(elem, pn-&gt;link);</text:span></text:p>
      <text:p text:style-name="P3"><text:span text:style-name="T28"><text:tab/><text:tab/><text:tab/><text:tab/>endif</text:span></text:p>
      <text:p text:style-name="P3"><text:span text:style-name="T29"/></text:p>
      <text:p text:style-name="P3"><text:span text:style-name="T30"><text:tab/><text:tab/><text:tab/><text:tab/>end<text:tab/></text:span></text:p>
      <text:p text:style-name="P3"><text:span text:style-name="T30"><text:tab/><text:tab/><text:tab/>end inserimento_lista_ricorsivo </text:span></text:p>
      <text:p text:style-name="P3"><text:span text:style-name="T31"/></text:p>
      <text:p text:style-name="P3"><text:span text:style-name="T31"/></text:p>
      <text:p text:style-name="P3"><text:span text:style-name="T31"/></text:p>
      <text:p text:style-name="P3"><text:span text:style-name="T31"/></text:p>
      <text:p text:style-name="P3"><text:span text:style-name="T31"/></text:p>
      <text:p text:style-name="P3"><text:span text:style-name="T32"><text:s text:c="2"/></text:span></text:p>
      <text:p text:style-name="P3"><text:span text:style-name="T33"/></text:p>
      <text:p text:style-name="P3"><text:span text:style-name="T33"/></text:p>
      <text:p text:style-name="P3"><text:span text:style-name="T33"/></text:p>
      <text:p text:style-name="P3"><text:span text:style-name="T34">function inser_lista_ordinata_iterativo (in: elem, pn)</text:span></text:p>
      <text:p text:style-name="P3"><text:span text:style-name="T34"><text:tab/>var nuovo_nodo, temp, precedente : nodo</text:span></text:p>
      <text:p text:style-name="P3"><text:span text:style-name="T34"><text:tab/>begin</text:span></text:p>
      <text:p text:style-name="P3"><text:span text:style-name="T35"/></text:p>
      <text:p text:style-name="P3"><text:span text:style-name="T36"><text:tab/>nuovo_nodo := crea_nodo (elem);</text:span></text:p>
      <text:p text:style-name="P3"><text:span text:style-name="T36"><text:tab/>temp := pn;</text:span></text:p>
      <text:p text:style-name="P3"><text:span text:style-name="T36"><text:tab/>precedente := NULL;</text:span></text:p>
      <text:p text:style-name="P3"><text:span text:style-name="T36"><text:tab/></text:span></text:p>
      <text:p text:style-name="P3"><text:span text:style-name="T36"><text:tab/>while (temp != NULL AND temp-&gt;info &lt;= elem)do</text:span></text:p>
      <text:p text:style-name="P3"><text:span text:style-name="T36"><text:tab/><text:tab/>precedente := temp;</text:span></text:p>
      <text:p text:style-name="P3"><text:span text:style-name="T36"><text:tab/><text:tab/>temp := temp-&gt;link;</text:span></text:p>
      <text:p text:style-name="P3"><text:span text:style-name="T36"><text:tab/>endwhile</text:span></text:p>
      <text:p text:style-name="P3"><text:span text:style-name="T36"><text:tab/>if (precedente != NULL)then</text:span></text:p>
      <text:p text:style-name="P3"><text:span text:style-name="T36"><text:tab/><text:tab/>precedente-&gt;link := nuovo_nodo;</text:span></text:p>
      <text:p text:style-name="P3"><text:span text:style-name="T36"><text:tab/><text:tab/>nuovo_nodo-&gt;link := temp;</text:span></text:p>
      <text:p text:style-name="P3"><text:span text:style-name="T36"><text:tab/>endif</text:span></text:p>
      <text:p text:style-name="P3"><text:span text:style-name="T36"><text:tab/>else</text:span></text:p>
      <text:p text:style-name="P3"><text:span text:style-name="T36"><text:tab/><text:tab/>nuovo_nodo-&gt;link = pn;</text:span></text:p>
      <text:p text:style-name="P3"><text:span text:style-name="T36"><text:tab/><text:tab/>pn := nuovo_nodo;</text:span></text:p>
      <text:p text:style-name="P3"><text:span text:style-name="T36"><text:tab/>endif</text:span></text:p>
      <text:p text:style-name="P3"><text:span text:style-name="T36"><text:s text:c="6"/>end</text:span></text:p>
      <text:p text:style-name="P3"><text:span text:style-name="T36">end inser_lista_ordinata_iterativo </text:span></text:p>
      <text:p text:style-name="P3"><text:span text:style-name="T37"/></text:p>
      <text:p text:style-name="P3"><text:span text:style-name="T37"/></text:p>
      <text:p text:style-name="P3"><text:span text:style-name="T37"/></text:p>
      <text:p text:style-name="P3"><text:span text:style-name="T38"><text:tab/></text:span><text:span text:style-name="T39">RIFERIMENTI BIBLIOGRAFICI: </text:span></text:p>
      <text:p text:style-name="P3"><text:span text:style-name="T40"/></text:p>
      <text:p text:style-name="P3"><text:span text:style-name="T41"><text:tab/></text:span><text:a xlink:href="http://www.federica.unina.it/corsi/programmazione-ii-laboratorio/"><text:span text:style-name="T42">http://www.federica.unina.it/corsi/programmazione-ii-laboratorio/</text:span></text:a><text:span text:style-name="T43"><text:s/></text:span></text:p>
      <text:p text:style-name="P3"><text:span text:style-name="T43"><text:tab/>A. Murli, G. Laccetti,Laboratorio di Programmazione I, Ed. Liguori. </text:span></text:p>
      <text:p text:style-name="P3"><text:span text:style-name="T43"><text:tab/>Criscuolo, F.P. Tramontano, Introduzione alla Programmazione, Algoritmi <text:tab/>Imperativi in C++, Ed. Manna. </text:span></text:p>
      <text:p text:style-name="P3"><text:span text:style-name="T43"><text:tab/>G. Dromey, Algoritmi fondamentali, Ed. Jackson. </text:span></text:p>
      <text:p text:style-name="P3"><text:span text:style-name="T43"><text:tab/>B. Kernighan, D. Ritchie, Linguaggio C, Ed. Jackson. </text:span></text:p>
      <text:p text:style-name="P3"><text:span text:style-name="T43"><text:tab/>H. M. Deitel, P. J.Deitel, Corso completo di programmazione, Ed. Apogeo. </text:span></text:p>
      <text:p text:style-name="P3"><text:span text:style-name="T44"/></text:p>
      <text:p text:style-name="P3"><text:span text:style-name="T44"/></text:p>
      <text:p text:style-name="P3"><text:span text:style-name="T44"/></text:p>
      <text:p text:style-name="P3"><text:span text:style-name="T45"><text:tab/></text:span><text:span text:style-name="T46">LISTA DEI PARAMETRI: </text:span></text:p>
      <text:p text:style-name="P3"><text:span text:style-name="T47"><text:tab/><text:tab/></text:span></text:p>
      <text:p text:style-name="P3"><text:span text:style-name="T47"><text:tab/><text:tab/><text:tab/>int elem;</text:span></text:p>
      <text:p text:style-name="P3"><text:span text:style-name="T47"><text:tab/><text:tab/><text:tab/>int scelta,scelta2;</text:span></text:p>
      <text:p text:style-name="P3"><text:span text:style-name="T47"><text:tab/><text:tab/><text:tab/>char risp;</text:span></text:p>
      <text:p text:style-name="P3"><text:span text:style-name="T47"><text:tab/><text:tab/><text:tab/>nodo* head;<text:tab/></text:span></text:p>
      <text:p text:style-name="P3"><text:span text:style-name="T48"/></text:p>
      <text:p text:style-name="P3"><text:span text:style-name="T49"><text:tab/><text:tab/><text:tab/>typedef struct Nodo{</text:span></text:p>
      <text:p text:style-name="P3"><text:span text:style-name="T49"><text:tab/><text:tab/><text:tab/><text:tab/>int info;</text:span></text:p>
      <text:p text:style-name="P3"><text:span text:style-name="T49"><text:tab/><text:tab/><text:tab/><text:tab/>struct Nodo* link;</text:span></text:p>
      <text:p text:style-name="P3"><text:span text:style-name="T49"><text:tab/><text:tab/><text:tab/>}nodo;</text:span></text:p>
      <text:p text:style-name="P3"><text:span text:style-name="T50"/></text:p>
      <text:p text:style-name="P3"><text:span text:style-name="T50"/></text:p>
      <text:p text:style-name="P3"><text:span text:style-name="T51"><text:tab/></text:span><text:span text:style-name="T52">INDICATORI DI ERRORI:</text:span><text:span text:style-name="T53"><text:s/></text:span></text:p>
      <text:p text:style-name="P3"><text:span text:style-name="T53"><text:tab/><text:tab/>Nessuno. </text:span></text:p>
      <text:p text:style-name="P3"><text:span text:style-name="T54"/></text:p>
      <text:p text:style-name="P3"><text:span text:style-name="T54"/></text:p>
      <text:p text:style-name="P3"><text:span text:style-name="T55"><text:tab/></text:span><text:span text:style-name="T56">PROCEDURE AUSILIARIE:</text:span><text:span text:style-name="T57"><text:s/></text:span></text:p>
      <text:p text:style-name="P3"><text:span text:style-name="T57"><text:tab/><text:tab/>Nessuna. </text:span></text:p>
      <text:p text:style-name="P3"><text:span text:style-name="T58"/></text:p>
      <text:p text:style-name="P3"><text:span text:style-name="T59"><text:tab/> </text:span></text:p>
      <text:p text:style-name="P3"><text:span text:style-name="T59"><text:tab/></text:span><text:span text:style-name="T60">RACCOMANDAZIONI SULL'USO:</text:span><text:span text:style-name="T61"><text:s/></text:span></text:p>
      <text:p text:style-name="P3"><text:span text:style-name="T61"><text:tab/><text:tab/> Non utilizzare numeri che abbiano più di otto cifre.</text:span></text:p>
      <text:p text:style-name="P3"><text:span text:style-name="T62"/></text:p>
      <text:p text:style-name="P3"><text:span text:style-name="T62"/></text:p>
      <text:p text:style-name="P3"><text:span text:style-name="T62"/></text:p>
      <text:p text:style-name="P3"><text:span text:style-name="T63"><text:tab/></text:span><text:span text:style-name="T64">ESEMPIO D'USO:</text:span><text:span text:style-name="T65"><text:s/></text:span></text:p>
      <text:p text:style-name="P3"><text:span text:style-name="T65"><text:tab/><text:tab/></text:span><text:span text:style-name="T66">a) Esempio di programma chiamante: </text:span></text:p>
      <text:p text:style-name="P3"><text:span text:style-name="T67"><text:tab/><text:tab/> </text:span></text:p>
      <text:p text:style-name="P3"><text:span text:style-name="T67">void list ()</text:span></text:p>
      <text:p text:style-name="P3"><text:span text:style-name="T67">{</text:span></text:p>
      <text:p text:style-name="P3"><text:span text:style-name="T67"><text:tab/>int elem;</text:span></text:p>
      <text:p text:style-name="P3"><text:span text:style-name="T67"><text:tab/>int scelta,scelta2;</text:span></text:p>
      <text:p text:style-name="P3"><text:span text:style-name="T67"><text:tab/>char risp;</text:span></text:p>
      <text:p text:style-name="P3"><text:span text:style-name="T67"><text:tab/>nodo* head;</text:span></text:p>
      <text:p text:style-name="P3"><text:span text:style-name="T67"><text:tab/></text:span></text:p>
      <text:p text:style-name="P3"><text:span text:style-name="T67"><text:tab/>head = NULL;</text:span></text:p>
      <text:p text:style-name="P3"><text:span text:style-name="T67"><text:tab/><text:tab/></text:span></text:p>
      <text:p text:style-name="P3"><text:span text:style-name="T67"><text:tab/>do{</text:span></text:p>
      <text:p text:style-name="P3"><text:span text:style-name="T67"><text:tab/></text:span></text:p>
      <text:p text:style-name="P3"><text:span text:style-name="T67"><text:tab/><text:tab/>cout&lt;&lt;"\t\t\t\tLinked List\n\n\n";</text:span></text:p>
      <text:p text:style-name="P3"><text:span text:style-name="T67"><text:tab/><text:tab/></text:span></text:p>
      <text:p text:style-name="P3"><text:span text:style-name="T67"><text:tab/><text:tab/>cout&lt;&lt;"\n\nScegli cosa fare: \n\n";</text:span></text:p>
      <text:p text:style-name="P3"><text:span text:style-name="T67"><text:tab/><text:tab/>cout&lt;&lt;"\t1) Iserisci elemento\n\t2) Stampa lista\n\t3) Elimina\n\n ";</text:span></text:p>
      <text:p text:style-name="P3"><text:span text:style-name="T67"><text:tab/><text:tab/>scelta = _getch();</text:span></text:p>
      <text:p text:style-name="P3"><text:span text:style-name="T67"><text:tab/><text:tab/></text:span></text:p>
      <text:p text:style-name="P3"><text:span text:style-name="T67"><text:tab/><text:tab/>switch (scelta)</text:span></text:p>
      <text:p text:style-name="P3"><text:span text:style-name="T67"><text:tab/><text:tab/>{</text:span></text:p>
      <text:p text:style-name="P3"><text:span text:style-name="T67"><text:tab/><text:tab/><text:tab/>case '1' :</text:span></text:p>
      <text:p text:style-name="P3"><text:span text:style-name="T67"><text:tab/><text:tab/><text:tab/><text:tab/>{</text:span></text:p>
      <text:p text:style-name="P3"><text:span text:style-name="T67"><text:tab/><text:tab/><text:tab/><text:tab/><text:tab/><text:tab/>cout&lt;&lt;"\n\nScegliere un tipo di algoritmo da eseguire: \n\n";</text:span></text:p>
      <text:p text:style-name="P3"><text:span text:style-name="T67"><text:tab/><text:tab/><text:tab/><text:tab/><text:tab/><text:tab/>cout&lt;&lt;"\t1) Ricorivo\n\t2) Iterativo\n\n";</text:span></text:p>
      <text:p text:style-name="P3"><text:span text:style-name="T67"><text:tab/><text:tab/><text:tab/><text:tab/><text:tab/><text:tab/>scelta = _getch();</text:span></text:p>
      <text:p text:style-name="P3"><text:span text:style-name="T67"><text:tab/><text:tab/><text:tab/><text:tab/><text:tab/><text:tab/></text:span></text:p>
      <text:p text:style-name="P3"><text:span text:style-name="T67"><text:tab/><text:tab/><text:tab/><text:tab/><text:tab/><text:tab/>switch (scelta)</text:span></text:p>
      <text:p text:style-name="P3"><text:span text:style-name="T67"><text:tab/><text:tab/><text:tab/><text:tab/><text:tab/><text:tab/>{</text:span></text:p>
      <text:p text:style-name="P3"><text:span text:style-name="T67"><text:tab/><text:tab/><text:tab/><text:tab/><text:tab/><text:tab/><text:tab/>case '1' :</text:span></text:p>
      <text:p text:style-name="P3"><text:span text:style-name="T67"><text:tab/><text:tab/><text:tab/><text:tab/><text:tab/><text:tab/><text:tab/><text:tab/>{</text:span></text:p>
      <text:p text:style-name="P3"><text:span text:style-name="T67"><text:tab/><text:tab/><text:tab/><text:tab/><text:tab/><text:tab/><text:tab/><text:tab/><text:tab/>cout&lt;&lt;"\nNuovo elemento da inserire<text:s text:c="2"/>===&gt;&gt; ";</text:span></text:p>
      <text:p text:style-name="P3"><text:span text:style-name="T67"><text:tab/><text:tab/><text:tab/><text:tab/><text:tab/><text:tab/><text:tab/><text:tab/><text:tab/>cin&gt;&gt;elem;</text:span></text:p>
      <text:p text:style-name="P3"><text:span text:style-name="T67"><text:tab/><text:tab/><text:tab/><text:tab/><text:tab/><text:tab/><text:tab/><text:tab/><text:tab/>head = inserimento_lista_ordinata_ricorsivo(elem, head);</text:span></text:p>
      <text:p text:style-name="P3"><text:span text:style-name="T67"><text:tab/><text:tab/><text:tab/><text:tab/><text:tab/><text:tab/><text:tab/><text:tab/>}break;</text:span></text:p>
      <text:p text:style-name="P3"><text:span text:style-name="T67"><text:tab/><text:tab/><text:tab/><text:tab/><text:tab/><text:tab/><text:tab/>case '2' :</text:span></text:p>
      <text:p text:style-name="P3"><text:span text:style-name="T67"><text:tab/><text:tab/><text:tab/><text:tab/><text:tab/><text:tab/><text:tab/><text:tab/>{</text:span></text:p>
      <text:p text:style-name="P3"><text:span text:style-name="T67"><text:tab/><text:tab/><text:tab/><text:tab/><text:tab/><text:tab/><text:tab/><text:tab/><text:tab/>cout&lt;&lt;"\nNuovo elemento da inserire<text:s text:c="2"/>===&gt;&gt; ";</text:span></text:p>
      <text:p text:style-name="P3"><text:span text:style-name="T67"><text:tab/><text:tab/><text:tab/><text:tab/><text:tab/><text:tab/><text:tab/><text:tab/><text:tab/>cin&gt;&gt;elem;</text:span></text:p>
      <text:p text:style-name="P3"><text:span text:style-name="T67"><text:tab/><text:tab/><text:tab/><text:tab/><text:tab/><text:tab/><text:tab/><text:tab/><text:tab/>head = inserimento_lista_ordinata_iterativo(elem, head);</text:span></text:p>
      <text:p text:style-name="P3"><text:span text:style-name="T67"><text:tab/><text:tab/><text:tab/><text:tab/><text:tab/><text:tab/><text:tab/><text:tab/>}break;</text:span></text:p>
      <text:p text:style-name="P3"><text:span text:style-name="T67"><text:tab/><text:tab/><text:tab/><text:tab/><text:tab/><text:tab/>}</text:span></text:p>
      <text:p text:style-name="P3"><text:span text:style-name="T67"><text:tab/><text:tab/><text:tab/><text:tab/>}break;</text:span></text:p>
      <text:p text:style-name="P3"><text:span text:style-name="T67"><text:tab/><text:tab/><text:tab/>case '2' :</text:span></text:p>
      <text:p text:style-name="P3"><text:span text:style-name="T67"><text:tab/><text:tab/><text:tab/><text:tab/>{</text:span></text:p>
      <text:p text:style-name="P3"><text:span text:style-name="T67"><text:tab/><text:tab/><text:tab/><text:tab/><text:tab/></text:span></text:p>
      <text:p text:style-name="P3"><text:span text:style-name="T67"><text:tab/><text:tab/><text:tab/><text:tab/><text:tab/>if (head == NULL)</text:span></text:p>
      <text:p text:style-name="P3"><text:span text:style-name="T67"><text:tab/><text:tab/><text:tab/><text:tab/><text:tab/>{</text:span></text:p>
      <text:p text:style-name="P3"><text:span text:style-name="T67"><text:tab/><text:tab/><text:tab/><text:tab/><text:tab/><text:tab/>cout&lt;&lt;"La lista e' vuota!";</text:span></text:p>
      <text:p text:style-name="P3"><text:span text:style-name="T67"><text:tab/><text:tab/><text:tab/><text:tab/><text:tab/>}</text:span></text:p>
      <text:p text:style-name="P3"><text:span text:style-name="T67"><text:tab/><text:tab/><text:tab/><text:tab/><text:tab/>else </text:span></text:p>
      <text:p text:style-name="P3"><text:span text:style-name="T67"><text:tab/><text:tab/><text:tab/><text:tab/><text:tab/>{</text:span></text:p>
      <text:p text:style-name="P3"><text:span text:style-name="T67"><text:tab/><text:tab/><text:tab/><text:tab/><text:tab/><text:tab/>cout&lt;&lt;" Lista Ordinata :<text:s text:c="2"/>";</text:span></text:p>
      <text:p text:style-name="P3"><text:span text:style-name="T67"><text:tab/><text:tab/><text:tab/><text:tab/><text:tab/><text:tab/>stampa(head);</text:span></text:p>
      <text:p text:style-name="P3"><text:span text:style-name="T67"><text:tab/><text:tab/><text:tab/><text:tab/><text:tab/>}</text:span></text:p>
      <text:p text:style-name="P3"><text:span text:style-name="T67"><text:tab/><text:tab/><text:tab/><text:tab/><text:tab/></text:span></text:p>
      <text:p text:style-name="P3"><text:span text:style-name="T67"><text:tab/><text:tab/><text:tab/><text:tab/>}break;</text:span></text:p>
      <text:p text:style-name="P3"><text:span text:style-name="T67"><text:tab/><text:tab/><text:tab/>case '3' :</text:span></text:p>
      <text:p text:style-name="P3"><text:span text:style-name="T67"><text:tab/><text:tab/><text:tab/><text:tab/>{</text:span></text:p>
      <text:p text:style-name="P3"><text:span text:style-name="T67"><text:tab/><text:tab/><text:tab/><text:tab/><text:tab/>cout&lt;&lt;"\nElemento da eliminare ===&gt;&gt; ";</text:span></text:p>
      <text:p text:style-name="P3"><text:span text:style-name="T67"><text:tab/><text:tab/><text:tab/><text:tab/><text:tab/>cin&gt;&gt;elem;</text:span></text:p>
      <text:p text:style-name="P3"><text:span text:style-name="T67"><text:tab/><text:tab/><text:tab/><text:tab/><text:tab/>head = cancella_nodo(elem, head);</text:span></text:p>
      <text:p text:style-name="P3"><text:span text:style-name="T67"><text:tab/><text:tab/><text:tab/><text:tab/><text:tab/>cout&lt;&lt;"\nElemento eliminato con successo!";</text:span></text:p>
      <text:p text:style-name="P3"><text:span text:style-name="T67"><text:tab/><text:tab/><text:tab/><text:tab/><text:tab/></text:span></text:p>
      <text:p text:style-name="P3"><text:span text:style-name="T67"><text:tab/><text:tab/><text:tab/><text:tab/>}break;</text:span></text:p>
      <text:p text:style-name="P3"><text:span text:style-name="T67"><text:tab/><text:tab/>}</text:span></text:p>
      <text:p text:style-name="P3"><text:span text:style-name="T67"><text:tab/><text:tab/></text:span></text:p>
      <text:p text:style-name="P3"><text:span text:style-name="T67"><text:tab/><text:tab/>cout&lt;&lt;"\n\nVuoi tornare indietro? &lt;s/n&gt; ? ";</text:span></text:p>
      <text:p text:style-name="P3"><text:span text:style-name="T67"><text:tab/><text:tab/>cin&gt;&gt;risp;</text:span></text:p>
      <text:p text:style-name="P3"><text:span text:style-name="T67"><text:tab/><text:tab/>system ("cls");</text:span></text:p>
      <text:p text:style-name="P3"><text:span text:style-name="T67"><text:tab/><text:tab/></text:span></text:p>
      <text:p text:style-name="P3"><text:span text:style-name="T67"><text:tab/>}while((risp == 's') || (risp == 'S'));</text:span></text:p>
      <text:p text:style-name="P3"><text:span text:style-name="T67"><text:tab/></text:span></text:p>
      <text:p text:style-name="P3"><text:span text:style-name="T67">}</text:span></text:p>
      <text:p text:style-name="P3"><text:span text:style-name="T68"/></text:p>
      <text:p text:style-name="P3"><text:span text:style-name="T68"/></text:p>
      <text:p text:style-name="P3"><text:span text:style-name="T69"><text:tab/><text:tab/></text:span><text:span text:style-name="T70">b)Esempio di esecuzione:</text:span></text:p>
      <text:p text:style-name="P3"><text:span text:style-name="T71"/></text:p>
      <text:p text:style-name="P3"><text:span text:style-name="T72"><text:tab/><text:tab/><text:s text:c="32"/>Linked List</text:span></text:p>
      <text:p text:style-name="P3"><text:span text:style-name="T72"/></text:p>
      <text:p text:style-name="P3"><text:span text:style-name="T72"/></text:p>
      <text:p text:style-name="P3"><text:span text:style-name="T72"/></text:p>
      <text:p text:style-name="P3"><text:span text:style-name="T72"/></text:p>
      <text:p text:style-name="P3"><text:span text:style-name="T72">Scegli cosa fare:</text:span></text:p>
      <text:p text:style-name="P3"><text:span text:style-name="T72"/></text:p>
      <text:p text:style-name="P3"><text:span text:style-name="T72"><text:s text:c="8"/>1) Iserisci elemento</text:span></text:p>
      <text:p text:style-name="P3"><text:span text:style-name="T72"><text:s text:c="8"/>2) Stampa lista</text:span></text:p>
      <text:p text:style-name="P3"><text:span text:style-name="T72"><text:s text:c="8"/>3) Elimina</text:span></text:p>
      <text:p text:style-name="P3"><text:span text:style-name="T72"/></text:p>
      <text:p text:style-name="P3"><text:span text:style-name="T72"/></text:p>
      <text:p text:style-name="P3"><text:span text:style-name="T72"/></text:p>
      <text:p text:style-name="P3"><text:span text:style-name="T72">Scegliere un tipo di algoritmo da eseguire:</text:span></text:p>
      <text:p text:style-name="P3"><text:span text:style-name="T72"/></text:p>
      <text:p text:style-name="P3"><text:span text:style-name="T72"><text:s text:c="8"/>1) Ricorivo</text:span></text:p>
      <text:p text:style-name="P3"><text:span text:style-name="T72"><text:s text:c="8"/>2) Iterativo</text:span></text:p>
      <text:p text:style-name="P3"><text:span text:style-name="T72"/></text:p>
      <text:p text:style-name="P3"><text:span text:style-name="T72"/></text:p>
      <text:p text:style-name="P3"><text:span text:style-name="T72">Nuovo elemento da inserire<text:s text:c="2"/>===&gt;&gt; 3</text:span></text:p>
      <text:p text:style-name="P3"><text:span text:style-name="T72"/></text:p>
      <text:p text:style-name="P3"><text:span text:style-name="T72">Lista Ordinata : 3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